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7.551cm" svg:height="0.962cm" svg:x="1.156cm" svg:y="18.338cm">
          <draw:text-box>
            <text:p>1. Compete (Envy), pride</text:p>
          </draw:text-box>
        </draw:frame>
        <draw:frame draw:style-name="gr1" xml:id="id2" draw:id="id2" draw:layer="layout" svg:width="6.09cm" svg:height="4.517cm" svg:x="1.31cm" svg:y="11.783cm">
          <draw:text-box>
            <text:p>No mind education <text:line-break/>No understanding </text:p>
            <text:p>That envy,pride are </text:p>
            <text:p>not required, they </text:p>
            <text:p>just cause mind to </text:p>
            <text:p>burn &amp; suffer</text:p>
          </draw:text-box>
        </draw:frame>
        <draw:frame draw:style-name="gr1" xml:id="id3" draw:id="id3" draw:layer="layout" svg:width="5.781cm" svg:height="0.962cm" svg:x="1.319cm" svg:y="8.8cm">
          <draw:text-box>
            <text:p>No mind education</text:p>
          </draw:text-box>
        </draw:frame>
        <draw:frame draw:style-name="gr1" xml:id="id4" draw:id="id4" draw:layer="layout" svg:width="5.294cm" svg:height="2.384cm" svg:x="11.5cm" svg:y="17.7cm">
          <draw:text-box>
            <text:p>2. Herd mentality<text:line-break/>(while choosing <text:line-break/>streams/branch)</text:p>
          </draw:text-box>
        </draw:frame>
        <draw:connector draw:style-name="gr2" draw:text-style-name="P1" draw:layer="layout" svg:x1="4.931cm" svg:y1="18.338cm" svg:x2="4.355cm" svg:y2="16.3cm" draw:start-shape="id1" draw:start-glue-point="0" draw:end-shape="id2" draw:end-glue-point="2" svg:d="M4931 18338v-1019h-576v-1019" svg:viewBox="0 0 577 2039">
          <text:p/>
        </draw:connector>
        <draw:connector draw:style-name="gr2" draw:text-style-name="P1" draw:layer="layout" svg:x1="4.355cm" svg:y1="11.783cm" svg:x2="4.209cm" svg:y2="9.762cm" draw:start-shape="id2" draw:start-glue-point="0" draw:end-shape="id3" draw:end-glue-point="2" svg:d="M4355 11783v-1010h-146v-1011" svg:viewBox="0 0 147 2022">
          <text:p/>
        </draw:connector>
        <draw:frame draw:style-name="gr1" xml:id="id5" draw:id="id5" draw:layer="layout" svg:width="4.871cm" svg:height="2.384cm" svg:x="10.3cm" svg:y="13.8cm">
          <draw:text-box>
            <text:p>Parents took <text:line-break/>most decisions <text:line-break/>in past</text:p>
          </draw:text-box>
        </draw:frame>
        <draw:frame draw:style-name="gr1" xml:id="id6" draw:id="id6" draw:layer="layout" svg:width="5.713cm" svg:height="0.962cm" svg:x="17.7cm" svg:y="14.3cm">
          <draw:text-box>
            <text:p>No self awareness</text:p>
          </draw:text-box>
        </draw:frame>
        <draw:connector draw:style-name="gr2" draw:text-style-name="P1" draw:layer="layout" svg:x1="14.147cm" svg:y1="17.7cm" svg:x2="12.735cm" svg:y2="16.184cm" draw:start-shape="id4" draw:start-glue-point="0" draw:end-shape="id5" draw:end-glue-point="2" svg:d="M14147 17700v-758h-1412v-758" svg:viewBox="0 0 1413 1517">
          <text:p/>
        </draw:connector>
        <draw:connector draw:style-name="gr2" draw:text-style-name="P1" draw:layer="layout" svg:x1="14.147cm" svg:y1="17.7cm" svg:x2="20.556cm" svg:y2="15.262cm" draw:start-shape="id4" draw:start-glue-point="0" draw:end-shape="id6" draw:end-glue-point="2" svg:d="M14147 17700v-1219h6409v-1219" svg:viewBox="0 0 6410 2439">
          <text:p/>
        </draw:connector>
        <draw:connector draw:style-name="gr2" draw:text-style-name="P1" draw:layer="layout" svg:x1="12.735cm" svg:y1="13.8cm" svg:x2="12.802cm" svg:y2="10.862cm" draw:start-shape="id5" draw:start-glue-point="0" draw:end-shape="id7" svg:d="M12735 13800v-1469h67v-1469" svg:viewBox="0 0 68 2939">
          <text:p/>
        </draw:connector>
        <draw:frame draw:style-name="gr1" xml:id="id7" draw:id="id7" draw:layer="layout" svg:width="6.204cm" svg:height="0.962cm" svg:x="9.7cm" svg:y="9.9cm">
          <draw:text-box>
            <text:p>No parent education</text:p>
          </draw:text-box>
        </draw:frame>
        <draw:frame draw:style-name="gr1" xml:id="id8" draw:id="id8" draw:layer="layout" svg:width="6.352cm" svg:height="1.673cm" svg:x="17.6cm" svg:y="10.4cm">
          <draw:text-box>
            <text:p>Never made to think <text:line-break/>about it</text:p>
          </draw:text-box>
        </draw:frame>
        <draw:connector draw:style-name="gr2" draw:text-style-name="P1" draw:layer="layout" svg:x1="20.556cm" svg:y1="14.3cm" svg:x2="20.776cm" svg:y2="12.073cm" draw:start-shape="id6" draw:start-glue-point="0" draw:end-shape="id8" draw:end-glue-point="2" svg:d="M20556 14300v-1113h220v-1114" svg:viewBox="0 0 221 2228">
          <text:p/>
        </draw:connector>
        <draw:frame draw:style-name="gr1" xml:id="id9" draw:id="id9" draw:layer="layout" svg:width="8.283cm" svg:height="3.806cm" svg:x="19.117cm" svg:y="4.1cm">
          <draw:text-box>
            <text:p>Can be a product <text:line-break/>of rational thinking<text:line-break/>(which involves <text:line-break/>mainly asking “why” <text:line-break/>&amp; seeking rational answers)</text:p>
          </draw:text-box>
        </draw:frame>
        <draw:connector draw:style-name="gr2" draw:text-style-name="P1" draw:layer="layout" svg:x1="20.776cm" svg:y1="10.4cm" svg:x2="23.258cm" svg:y2="7.906cm" draw:start-shape="id8" draw:start-glue-point="0" draw:end-shape="id9" svg:d="M20776 10400v-1247h2482v-1247" svg:viewBox="0 0 2483 2495">
          <text:p/>
        </draw:connector>
      </draw:page>
      <draw:page draw:name="page2" draw:style-name="dp1" draw:master-page-name="Default">
        <draw:frame draw:style-name="gr1" xml:id="id10" draw:id="id10" draw:layer="layout" svg:width="5.997cm" svg:height="0.962cm" svg:x="1.3cm" svg:y="18.4cm">
          <draw:text-box>
            <text:p>4. Drugs &amp; Drinking</text:p>
          </draw:text-box>
        </draw:frame>
        <draw:frame draw:style-name="gr1" xml:id="id11" draw:id="id11" draw:layer="layout" svg:width="7.119cm" svg:height="5.939cm" svg:x="1cm" svg:y="9.961cm">
          <draw:text-box>
            <text:p>No understanding <text:line-break/>that “these things give<text:line-break/>temporary pleasure &amp; <text:line-break/>some even give future <text:line-break/>problems”. One's thirst<text:line-break/>for happiness will never<text:line-break/>be quenched by these <text:line-break/>things.</text:p>
          </draw:text-box>
        </draw:frame>
        <draw:frame draw:style-name="gr1" xml:id="id12" draw:id="id12" draw:layer="layout" svg:width="5.781cm" svg:height="0.962cm" svg:x="1.119cm" svg:y="6.838cm">
          <draw:text-box>
            <text:p>No mind education</text:p>
          </draw:text-box>
        </draw:frame>
        <draw:connector draw:style-name="gr2" draw:text-style-name="P1" draw:layer="layout" svg:x1="4.298cm" svg:y1="18.4cm" svg:x2="4.559cm" svg:y2="15.9cm" draw:start-shape="id10" draw:start-glue-point="0" draw:end-shape="id11" svg:d="M4298 18400v-1250h261v-1250" svg:viewBox="0 0 262 2501">
          <text:p/>
        </draw:connector>
        <draw:connector draw:style-name="gr2" draw:text-style-name="P1" draw:layer="layout" svg:x1="4.559cm" svg:y1="9.961cm" svg:x2="4.009cm" svg:y2="7.8cm" draw:start-shape="id11" draw:start-glue-point="0" draw:end-shape="id12" svg:d="M4559 9961v-1080h-550v-1081" svg:viewBox="0 0 551 2162">
          <text:p/>
        </draw:connector>
        <draw:frame draw:style-name="gr1" xml:id="id13" draw:id="id13" draw:layer="layout" svg:width="7.936cm" svg:height="3.095cm" svg:x="12.9cm" svg:y="16.605cm">
          <draw:text-box>
            <text:p>5. Least aware &amp; bothered<text:line-break/>about what is expected <text:line-break/>of them by this world &amp; <text:line-break/>society</text:p>
          </draw:text-box>
        </draw:frame>
        <draw:frame draw:style-name="gr1" xml:id="id14" draw:id="id14" draw:layer="layout" svg:width="6.848cm" svg:height="2.384cm" svg:x="12.7cm" svg:y="11.3cm">
          <draw:text-box>
            <text:p>No social awareness<text:line-break/>about what is the state<text:line-break/>of this world today</text:p>
          </draw:text-box>
        </draw:frame>
        <draw:frame draw:style-name="gr1" xml:id="id15" draw:id="id15" draw:layer="layout" svg:width="5.641cm" svg:height="1.673cm" svg:x="22.4cm" svg:y="11.8cm">
          <draw:text-box>
            <text:p>Can be product<text:line-break/>of rational thinking</text:p>
          </draw:text-box>
        </draw:frame>
        <draw:connector draw:style-name="gr2" draw:text-style-name="P1" draw:layer="layout" svg:x1="16.868cm" svg:y1="16.605cm" svg:x2="16.124cm" svg:y2="13.684cm" draw:start-shape="id13" draw:start-glue-point="0" draw:end-shape="id14" draw:end-glue-point="2" svg:d="M16868 16605v-1460h-744v-1461" svg:viewBox="0 0 745 2922">
          <text:p/>
        </draw:connector>
        <draw:connector draw:style-name="gr2" draw:text-style-name="P1" draw:layer="layout" svg:x1="16.868cm" svg:y1="16.605cm" svg:x2="25.22cm" svg:y2="13.473cm" draw:start-shape="id13" draw:start-glue-point="0" draw:end-shape="id15" svg:d="M16868 16605v-1566h8352v-1566" svg:viewBox="0 0 8353 31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11:47:31.738202267</meta:creation-date>
    <dc:date>2016-06-11T12:08:10.203226265</dc:date>
    <meta:editing-duration>PT6M30S</meta:editing-duration>
    <meta:editing-cycles>2</meta:editing-cycles>
    <meta:generator>LibreOffice/4.2.8.2$Linux_X86_64 LibreOffice_project/420m0$Build-2</meta:generator>
    <meta:document-statistic meta:object-count="26"/>
  </office:meta>
</office:document-meta>
</file>